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020000000204B249CA79A42C6D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 svg:font-family="Calibri"/>
    <style:font-face style:name="Lohit Devanagari1" svg:font-family="'Lohit Devanagari'"/>
    <style:font-face style:name="sans-serif" svg:font-family="sans-serif, Arial"/>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textbody">
      <style:graphic-properties draw:stroke="none" draw:fill="none" fo:min-height="1.069cm"/>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0-outline1">
      <style:graphic-properties fo:min-height="6.75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text-properties style:font-size-asian="18pt"/>
    </style:style>
    <style:style style:name="P2" style:family="paragraph">
      <style:text-properties fo:font-weight="normal" style:font-weight-asian="normal" style:font-weight-complex="normal"/>
    </style:style>
    <style:style style:name="P3" style:family="paragraph">
      <loext:graphic-properties draw:fill-color="#ffffff"/>
    </style:style>
    <style:style style:name="P4" style:family="paragraph">
      <style:text-properties fo:font-size="26pt" fo:font-weight="normal" style:font-size-asian="26pt" style:font-weight-asian="normal" style:font-size-complex="26pt" style:font-weight-complex="normal"/>
    </style:style>
    <style:style style:name="P5" style:family="paragraph">
      <style:paragraph-properties fo:line-height="150%"/>
    </style:style>
    <style:style style:name="P6" style:family="paragraph">
      <style:paragraph-properties fo:text-align="start"/>
    </style:style>
    <style:style style:name="P7" style:family="paragraph">
      <style:paragraph-properties fo:margin-left="1.247cm" fo:margin-right="0cm" fo:margin-top="0cm" fo:margin-bottom="0cm" fo:text-align="start" fo:text-indent="-0.499cm">
        <style:tab-stops>
          <style:tab-stop style:position="1.247cm"/>
        </style:tab-stops>
      </style:paragraph-properties>
    </style:style>
    <style:style style:name="P8" style:family="paragraph">
      <style:paragraph-properties fo:margin-left="1.247cm" fo:margin-right="0cm" fo:text-align="start" fo:text-indent="-0.499cm">
        <style:tab-stops>
          <style:tab-stop style:position="1.247cm"/>
        </style:tab-stops>
      </style:paragraph-properties>
    </style:style>
    <style:style style:name="P9" style:family="paragraph">
      <style:paragraph-properties fo:text-align="start"/>
      <style:text-properties fo:font-size="26pt" style:font-size-asian="26pt" style:font-size-complex="26pt"/>
    </style:style>
    <style:style style:name="P10" style:family="paragraph">
      <loext:graphic-properties draw:fill="none"/>
      <style:paragraph-properties fo:text-align="start"/>
      <style:text-properties fo:font-size="26pt" style:font-size-asian="26pt" style:font-size-complex="26pt"/>
    </style:style>
    <style:style style:name="T1" style:family="text">
      <style:text-properties fo:font-weight="normal" style:font-weight-asian="normal" style:font-weight-complex="normal"/>
    </style:style>
    <style:style style:name="T2" style:family="text">
      <style:text-properties fo:font-variant="normal" fo:text-transform="none" style:text-outline="false" style:text-line-through-style="none" style:text-line-through-type="none" style:font-name="Calibri" fo:font-size="26pt" fo:font-style="normal" fo:text-shadow="none" style:text-underline-style="none" fo:font-weight="normal" style:letter-kerning="true" style:font-name-asian="源ノ角ゴシック Medium"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Calibri" fo:font-size="26pt" fo:font-style="normal" fo:text-shadow="none" style:text-underline-style="none" fo:font-weight="normal" style:letter-kerning="true" style:font-name-asian="源ノ角ゴシック Medium"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3366ff" style:text-outline="false" style:text-line-through-style="none" style:text-line-through-type="none" style:font-name="Calibri" fo:font-size="26pt" fo:font-style="normal" fo:text-shadow="none" style:text-underline-style="none" fo:font-weight="normal" style:letter-kerning="true" style:font-name-asian="源ノ角ゴシック Medium"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11111" style:text-outline="false" style:text-line-through-style="none" style:text-line-through-type="none" style:font-name="Calibri" fo:font-size="26pt" fo:font-style="normal" fo:text-shadow="none" style:text-underline-style="none" fo:font-weight="normal" style:letter-kerning="true" style:font-name-asian="源ノ角ゴシック Medium" style:font-size-asian="26pt" style:font-style-asian="normal" style:font-weight-asian="normal" style:font-name-complex="Calibri"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22222" style:text-outline="false" style:text-line-through-style="none" style:text-line-through-type="none" style:font-name="sans-serif" fo:font-size="26pt" fo:font-style="normal" fo:text-shadow="none" style:text-underline-style="none" fo:font-weight="normal" style:letter-kerning="true" style:font-name-asian="源ノ角ゴシック Medium" style:font-size-asian="26pt" style:font-style-asian="normal" style:font-weight-asian="normal" style:font-name-complex="sans-serif"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22222" style:text-outline="false" style:text-line-through-style="none" style:text-line-through-type="none" fo:font-size="26pt" fo:font-style="normal" fo:text-shadow="none" style:text-underline-style="none" fo:font-weight="normal" style:letter-kerning="true" style:font-name-asian="源ノ角ゴシック Medium"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style:text-outline="false" style:text-line-through-style="none" style:text-line-through-type="none" fo:font-size="26pt" fo:font-style="normal" fo:text-shadow="none" style:text-underline-style="none" fo:font-weight="normal" style:letter-kerning="true" style:font-name-asian="源ノ角ゴシック Medium"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normal" style:letter-kerning="true" style:font-name-asian="源ノ角ゴシック Medium"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0" style:family="text">
      <style:text-properties fo:font-size="26pt" style:font-size-asian="26pt" style:font-size-complex="2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style:font-name="Calibri" fo:font-size="26pt" fo:font-weight="normal" style:font-size-asian="26pt" style:font-weight-asian="normal" style:font-name-complex="Calibri"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25cm" svg:x="1cm" svg:y="9.375cm" presentation:class="title">
          <draw:text-box>
            <text:p>Notion de système d’information automatisé</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1" presentation:use-date-time-name="dtd1">
        <office:forms form:automatic-focus="false" form:apply-design-mode="false"/>
        <draw:frame presentation:style-name="pr1" draw:layer="layout" svg:width="26cm" svg:height="2.5cm" svg:x="1cm" svg:y="9.25cm" presentation:class="title" presentation:user-transformed="true">
          <draw:text-box>
            <text:p>Membres du groupe</text:p>
          </draw:text-box>
        </draw:frame>
        <draw:frame presentation:style-name="pr3" draw:text-style-name="P2" draw:layer="layout" svg:width="25.5cm" svg:height="7cm" svg:x="1.5cm" svg:y="13cm" presentation:class="outline" presentation:user-transformed="true">
          <draw:text-box>
            <text:list text:style-name="L2">
              <text:list-item>
                <text:p text:style-name="P2"><text:span text:style-name="T1">Bandé SANKARE</text:span></text:p>
              </text:list-item>
              <text:list-item>
                <text:p text:style-name="P2"><text:span text:style-name="T1">Bineta NDOYE</text:span></text:p>
              </text:list-item>
              <text:list-item>
                <text:p text:style-name="P2"><text:span text:style-name="T1">Mourtalla NGOME</text:span></text:p>
              </text:list-item>
              <text:list-item>
                <text:p text:style-name="P2"><text:span text:style-name="T1">Moustapha NDIAYE</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25cm" svg:x="1cm" svg:y="1.125cm" presentation:class="title">
          <draw:text-box>
            <text:p>C’est quoi un système?</text:p>
          </draw:text-box>
        </draw:frame>
        <draw:frame presentation:style-name="pr5" draw:text-style-name="P4" draw:layer="layout" svg:width="25.5cm" svg:height="13cm" svg:x="1cm" svg:y="5.5cm" presentation:class="outline">
          <draw:text-box>
            <text:p><text:span text:style-name="T2">Un système est décrit comme un</text:span><text:span text:style-name="T3"> ensemble d’éléments</text:span><text:span text:style-name="T4"> </text:span><text:span text:style-name="T2">en </text:span><text:span text:style-name="T3">interaction</text:span><text:span text:style-name="T2"> entre eux et avec l’</text:span><text:span text:style-name="T3">environnement.</text:span></text:p>
            <text:p><text:span text:style-name="T4"/></text:p>
            <text:list text:style-name="L3">
              <text:list-item>
                <text:p><text:span text:style-name="T5">Système opérant</text:span></text:p>
              </text:list-item>
              <text:list-item>
                <text:p><text:span text:style-name="T5">Système de pilotage</text:span></text:p>
              </text:list-item>
              <text:list-item>
                <text:p><text:span text:style-name="T5">Système d’information</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25cm" svg:x="1cm" svg:y="1.125cm" presentation:class="title">
          <draw:text-box>
            <text:p>Système d’information</text:p>
          </draw:text-box>
        </draw:frame>
        <draw:frame presentation:style-name="pr5" draw:layer="layout" svg:width="25.5cm" svg:height="13cm" svg:x="1cm" svg:y="5.5cm" presentation:class="outline">
          <draw:text-box>
            <text:p text:style-name="P5"><text:span text:style-name="T6">Le système d'information</text:span><text:span text:style-name="T7"> </text:span><text:span text:style-name="T6">(SI) est un ensemble organisé de ressources qui permet de collecter, stocker, traiter et distribuer de l'information. Il s'agit d'un système </text:span><text:span text:style-name="T8"><text:a xlink:href="https://fr.wikipedia.org/wiki/Socio-technique" xlink:type="simple">socio-technique</text:a></text:span><text:span text:style-name="T7"> </text:span><text:span text:style-name="T6">. </text:span></text:p>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ystème d’information automatisé</text:p>
          </draw:text-box>
        </draw:frame>
        <draw:frame presentation:style-name="pr5" draw:text-style-name="P4" draw:layer="layout" svg:width="25.5cm" svg:height="13cm" svg:x="1cm" svg:y="5.5cm" presentation:class="outline" presentation:user-transformed="true">
          <draw:text-box>
            <text:p><text:span text:style-name="T9"><text:s/></text:span><text:span text:style-name="T9">Un S.I. peut être considéré comme une vue « automatisable » des métiers d'une organisation et une vue fonctionnelle de l'informatique, donc indépendante de l'implémentation technique. Le S.I. est plus pérenne que l'architecture informatique. Les évolutions applicatives et techniques peuvent être indépendantes du S.I. en raison de l'évolution des technologies, des configurations ou des besoins des utilisateurs.</text:span></text:p>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ystème d’information automatisé</text:p>
          </draw:text-box>
        </draw:frame>
        <draw:frame presentation:style-name="pr5" draw:text-style-name="P9" draw:layer="layout" svg:width="25.5cm" svg:height="13cm" svg:x="1cm" svg:y="5.5cm" presentation:class="outline" presentation:user-transformed="true">
          <draw:text-box>
            <text:p text:style-name="P6"><text:span text:style-name="T10">Un </text:span><text:span text:style-name="T11">S.I </text:span><text:span text:style-name="T10">est un</text:span><text:span text:style-name="T12"> ensemble d'éléments qui effectue des actions de traitement d’informations sans intervention de l'utilisateur.</text:span><text:span text:style-name="T10"> </text:span><text:span text:style-name="T12">L’opérateur se contente de donner des ordres de départ et si besoin d'arrêt.</text:span></text:p>
            <text:p text:style-name="P7"><text:span text:style-name="T12">la partie commande (PC): elle donne les ordres et reçoit les informations de l'extérieur ou de la partie opérative. <text:s/></text:span></text:p>
            <text:p text:style-name="P8"><text:span text:style-name="T12">la partie opérative (PO): c'est la partie d'un système automatisé qui effectue le travail. C'est la partie qui reçoit les ordres de la partie commande et qui les exécute.</text:span></text:p>
          </draw:text-box>
        </draw:frame>
        <draw:frame draw:style-name="gr2" draw:text-style-name="P10" draw:layer="layout" svg:width="0.794cm" svg:height="1.851cm" svg:x="3.534cm" svg:y="4.784cm">
          <draw:text-box>
            <text:p text:style-name="P6"><text:span text:style-name="T10"><text:s/></text:span></text:p>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a mise en place d’un système d’information</text:p>
          </draw:text-box>
        </draw:frame>
        <draw:frame presentation:style-name="pr5" draw:text-style-name="P4" draw:layer="layout" svg:width="25.5cm" svg:height="13cm" svg:x="1cm" svg:y="5.5cm" presentation:class="outline" presentation:user-transformed="true">
          <draw:text-box>
            <text:list text:style-name="L4">
              <text:list-item>
                <text:p><text:span text:style-name="T13">Analyse des besoins</text:span></text:p>
              </text:list-item>
              <text:list-item>
                <text:p><text:span text:style-name="T13">Concevoir le nouveau système</text:span></text:p>
              </text:list-item>
              <text:list-item>
                <text:p><text:span text:style-name="T13">Réaliser et mettre en place le système dans les plus courts délais</text:span></text:p>
              </text:list-item>
              <text:list-item>
                <text:p><text:span text:style-name="T13">Tests et recettes </text:span></text:p>
              </text:list-item>
              <text:list-item>
                <text:p><text:span text:style-name="T13">Mise en production </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 svg:font-family="Calibri"/>
    <style:font-face style:name="Lohit Devanagari1" svg:font-family="'Lohit Devanagari'"/>
    <style:font-face style:name="sans-serif" svg:font-family="sans-serif, Arial"/>
    <style:font-face style:name="Lohit Devanagari" svg:font-family="'Lohit Devanagar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Accentuation" style:family="graphic">
      <style:paragraph-properties style:text-autospace="none"/>
      <style:text-properties fo:font-style="italic" style:font-style-asian="italic" style:font-style-complex="italic"/>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lizarin0" style:page-layout-name="PM1" draw:style-name="Mdp1">
      <office:forms form:automatic-focus="false" form:apply-design-mode="fals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éro&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09:25:03.617722878</meta:creation-date>
    <meta:editing-duration>PT2H25M43S</meta:editing-duration>
    <meta:editing-cycles>12</meta:editing-cycles>
    <meta:generator>LibreOffice/5.4.5.1$Linux_X86_64 LibreOffice_project/40m0$Build-1</meta:generator>
    <dc:date>2018-04-03T09:51:48.193025116</dc:date>
    <meta:document-statistic meta:object-count="6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